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dentifieers – case insensitive</text:p>
      <text:p text:style-name="Standard"><text:tab/>at = AT</text:p>
      <text:p text:style-name="Standard"/>
      <text:p text:style-name="Standard">Thinking of programs as expressions</text:p>
      <text:p text:style-name="Standard"/>
      <text:p text:style-name="Standard">(+ 4 5) function + arguments 4 5</text:p>
      <text:p text:style-name="Standard"/>
      <text:p text:style-name="Standard">(fn name args....) </text:p>
      <text:p text:style-name="Standard">find function def than evaluate the arguments</text:p>
      <text:p text:style-name="Standard">then call the function</text:p>
      <text:p text:style-name="Standard">(+ ( + 2 2 ) (+ 3 2) <text:s/></text:p>
      <text:p text:style-name="Standard">9</text:p>
      <text:p text:style-name="Standard"/>
      <text:p text:style-name="P1">Special Forms</text:p>
      <text:p text:style-name="P1"><text:span text:style-name="T1">doesnt follow the function rule...it has its own rules</text:span></text:p>
      <text:p text:style-name="P1"><text:span text:style-name="T1"/></text:p>
      <text:p text:style-name="P1"><text:span text:style-name="T1">(define x 3)</text:span></text:p>
      <text:p text:style-name="P1"><text:span text:style-name="T1"/></text:p>
      <text:p text:style-name="P1"><text:span text:style-name="T1">(define x (+ 3 2))</text:span></text:p>
      <text:p text:style-name="P1"><text:span text:style-name="T1"/></text:p>
      <text:p text:style-name="P1"><text:span text:style-name="T1">(if boolexp exp exp )</text:span></text:p>
      <text:p text:style-name="P1"><text:span text:style-name="T1"/></text:p>
      <text:p text:style-name="P1"><text:span text:style-name="T1">(if (= x 3) <text:s/>2 <text:s/>1) //2 = true 1 = false</text:span></text:p>
      <text:p text:style-name="P1"><text:span text:style-name="T1">like saying </text:span></text:p>
      <text:p text:style-name="P1"><text:span text:style-name="T1">((x==3)? 2 : 1)</text:span></text:p>
      <text:p text:style-name="P1"><text:span text:style-name="T1"/></text:p>
      <text:p text:style-name="P1"><text:span text:style-name="T1">case statement</text:span></text:p>
      <text:p text:style-name="P1"><text:span text:style-name="T1">(case key //expr</text:span></text:p>
      <text:p text:style-name="P1"><text:span text:style-name="T1"><text:tab/>((v1 v2 v3 ... ) expr)</text:span></text:p>
      <text:p text:style-name="P1"><text:span text:style-name="T1"><text:tab/>...</text:span></text:p>
      <text:p text:style-name="P1"><text:span text:style-name="T1"><text:tab/>(else expr)</text:span></text:p>
      <text:p text:style-name="P1"><text:span text:style-name="T1">)</text:span></text:p>
      <text:p text:style-name="P1"><text:span text:style-name="T1"/></text:p>
      <text:p text:style-name="P1"><text:span text:style-name="T1">(cond</text:span></text:p>
      <text:p text:style-name="P1"><text:span text:style-name="T1"><text:tab/>(test expr)</text:span></text:p>
      <text:p text:style-name="P1"><text:span text:style-name="T1"><text:tab/>(test expr)</text:span></text:p>
      <text:p text:style-name="P1"><text:span text:style-name="T1"><text:tab/>(else expr)</text:span></text:p>
      <text:p text:style-name="P1"><text:span text:style-name="T1">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function defs</text:span></text:p>
      <text:p text:style-name="P1"><text:span text:style-name="T1"/></text:p>
      <text:p text:style-name="P1"><text:span text:style-name="T1">(define x 3)</text:span></text:p>
      <text:p text:style-name="P1"><text:span text:style-name="T1">(define (f a1 a2 ) (+ a1 a2)</text:span></text:p>
      <text:p text:style-name="P1"><text:span text:style-name="T1"/></text:p>
      <text:p text:style-name="P1"><text:span text:style-name="T1">(f 3 4) a1 = 3 a2 =4 than adds them</text:span></text:p>
      <text:p text:style-name="P1"><text:span text:style-name="T1"/></text:p>
      <text:p text:style-name="P1">Lists </text:p>
      <text:p text:style-name="P1"><text:span text:style-name="T1">(va v2 ... vn)</text:span></text:p>
      <text:p text:style-name="P1"><text:span text:style-name="T1">as part of prgoram</text:span></text:p>
      <text:p text:style-name="P1"><text:span text:style-name="T1"/></text:p>
      <text:p text:style-name="P1"><text:span text:style-name="T1">(length (1 2 3 4 5 )) x</text:span></text:p>
      <text:p text:style-name="P1"><text:span text:style-name="T1">(length '(1 2 3 4 5 )) </text:span></text:p>
      <text:p text:style-name="P1"><text:span text:style-name="T1"/></text:p>
      <text:p text:style-name="P1"><text:span text:style-name="T1">empty li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Alex Hortin</meta:initial-creator>
    <meta:creation-date>2007-09-12T10:15:42</meta:creation-date>
    <dc:creator>Alex Hortin</dc:creator>
    <dc:date>2007-09-12T10:57:22</dc:date>
    <dc:language>en-CA</dc:language>
    <meta:editing-cycles>5</meta:editing-cycles>
    <meta:editing-duration>PT41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8" meta:word-count="135" meta:character-count="693"/>
  </office:meta>
</office:document-meta>
</file>